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Helvetica, sans-serif"/>
    <style:font-face style:name="Consolas" svg:font-family="Consolas, Menlo, Monaco, 'Lucida Console', 'Liberation Mono', 'DejaVu Sans Mono', 'Bitstream Vera Sans Mono', 'Courier New', monospac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6924in" fo:margin-left="0.5in" table:align="left"/>
    </style:style>
    <style:style style:name="Table1.A" style:family="table-column">
      <style:table-column-properties style:column-width="5.6924in"/>
    </style:style>
    <style:style style:name="Table1.A1" style:family="table-cell">
      <style:table-cell-properties fo:padding="0.0194in" fo:border="none"/>
    </style:style>
    <style:style style:name="P1" style:family="paragraph" style:parent-style-name="Table_20_Contents">
      <style:paragraph-properties fo:margin-top="0in" fo:margin-bottom="0.1965in" fo:text-align="start" style:justify-single-word="false"/>
    </style:style>
    <style:style style:name="P2"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3"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4" style:family="paragraph" style:parent-style-name="Text_20_body" style:list-style-name="L1">
      <style:paragraph-properties fo:margin-left="0in" fo:margin-right="0in" fo:margin-top="0in" fo:margin-bottom="0in" style:line-height-at-least="0.198in" fo:text-align="start" style:justify-single-word="false" fo:widows="1" fo:text-indent="0in" style:auto-text-indent="false" fo:padding="0in" fo:border="none"/>
    </style:style>
    <style:style style:name="P5" style:family="paragraph" style:parent-style-name="Text_20_body" style:list-style-name="L1">
      <style:paragraph-properties fo:margin-left="0in" fo:margin-right="0in" fo:margin-top="0in" fo:margin-bottom="0in" fo:line-height="140%" fo:text-align="start" style:justify-single-word="false" fo:widows="1" fo:text-indent="0in" style:auto-text-indent="false" fo:padding="0in" fo:border="none"/>
    </style:style>
    <style:style style:name="T1" style:family="text">
      <style:text-properties fo:color="#ffffff" fo:background-color="#3399ff"/>
    </style:style>
    <style:style style:name="T2" style:family="text">
      <style:text-properties fo:font-variant="normal" fo:text-transform="none" fo:color="#222426" style:font-name="Arial1" fo:font-size="11.25pt" fo:letter-spacing="normal" fo:font-style="normal" fo:font-weight="normal"/>
    </style:style>
    <style:style style:name="T3" style:family="text">
      <style:text-properties fo:font-variant="normal" fo:text-transform="none" fo:color="#222426" style:font-name="Consolas" fo:font-size="9.75pt" fo:letter-spacing="normal" fo:font-style="normal" fo:font-weight="normal" fo:background-color="#eeeeee"/>
    </style:style>
    <style:style style:name="T4" style:family="text">
      <style:text-properties fo:font-variant="normal" fo:text-transform="none" fo:color="#333333" style:font-name="Arial2" fo:font-size="8.25pt" fo:letter-spacing="normal" fo:font-style="normal" fo:font-weight="normal" fo:background-color="#f7f7f7"/>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1"><text:span text:style-name="T1">Revert</text:span> will only undo your local changes. It does <text:span text:style-name="Emphasis">not</text:span> undo any changes which have already been committed. If you want to undo all the changes which were committed in a particular revision, read <text:a xlink:type="simple" xlink:href="http://tsvn-dug-showlog.html/" text:style-name="Internet_20_link" text:visited-style-name="Visited_20_Internet_20_Link">Section 4.9, “Revision Log Dialog”</text:a> for further information. </text:p>
          </table:table-cell>
        </table:table-row>
      </table:table>
      <text:p text:style-name="P2">The easiest way to revert the changes from a single revision, or from a range of revisions, is to use the revision log dialog. This is also the method to use of you want to discard recent changes and make an earlier revision the new HEAD.</text:p>
      <text:list xml:id="list9041909168782749898" text:style-name="L1">
        <text:list-item>
          <text:p text:style-name="P3">Select the file or folder in which you need to revert the changes. If you want to revert all changes, this should be the top level folder.</text:p>
        </text:list-item>
        <text:list-item>
          <text:p text:style-name="P4"><text:span text:style-name="T2">Select TortoiseSVN → Show Log to display a list of revisions. You may need to use </text:span><text:span text:style-name="Source_20_Text"><text:span text:style-name="T3">Show All</text:span></text:span><text:span text:style-name="T2">or </text:span><text:span text:style-name="Source_20_Text"><text:span text:style-name="T3">Next 100</text:span></text:span><text:span text:style-name="T2"> to show the revision(s) you are interested in.</text:span></text:p>
        </text:list-item>
        <text:list-item>
          <text:p text:style-name="P5"><text:span text:style-name="T2">Select the revision you wish to revert. If you want to undo a range of revisions, select the first one and hold </text:span><text:span text:style-name="User_20_Entry"><text:span text:style-name="T4">Shift</text:span></text:span><text:span text:style-name="T2"> while selecting the last one. Note that for multiple revisions, the range must be unbroken with no gaps. Right click on the selected revision(s), then select </text:span><text:span text:style-name="Source_20_Text"><text:span text:style-name="T3">Context Menu</text:span></text:span><text:span text:style-name="T2"> → </text:span><text:span text:style-name="Source_20_Text"><text:span text:style-name="T3">Revert</text:span></text:span><text:span text:style-name="T2"> changes from this revision.</text:span></text:p>
        </text:list-item>
        <text:list-item>
          <text:p text:style-name="P4"><text:span text:style-name="T2">Or if you want to make an earlier revision the new HEAD revision, right click on the selected revision, then select </text:span><text:span text:style-name="Source_20_Text"><text:span text:style-name="T3">Context Menu</text:span></text:span><text:span text:style-name="T2"> → </text:span><text:span text:style-name="Source_20_Text"><text:span text:style-name="T3">Revert to this revision</text:span></text:span><text:span text:style-name="T2">. This will discard all changes after the selected revision.</text:span></text:p>
        </text:list-item>
      </text:list>
      <text:p text:style-name="P2">You have reverted the changes within your working copy. Check the results, then commit the chan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Helvetica, sans-serif"/>
    <style:font-face style:name="Consolas" svg:font-family="Consolas, Menlo, Monaco, 'Lucida Console', 'Liberation Mono', 'DejaVu Sans Mono', 'Bitstream Vera Sans Mono', 'Courier New', monospac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User_20_Entry" style:display-name="User Entry"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9S</meta:editing-duration>
    <meta:editing-cycles>4</meta:editing-cycles>
    <meta:generator>OpenOffice/4.1.1$Win32 OpenOffice.org_project/411m6$Build-9775</meta:generator>
    <dc:date>2016-01-20T14:19:49.86</dc:date>
    <meta:document-statistic meta:table-count="1" meta:image-count="0" meta:object-count="0" meta:page-count="1" meta:paragraph-count="7" meta:word-count="257" meta:character-count="1424"/>
    <meta:user-defined meta:name="Info 1"/>
    <meta:user-defined meta:name="Info 2"/>
    <meta:user-defined meta:name="Info 3"/>
    <meta:user-defined meta:name="Info 4"/>
  </office:meta>
</office:document-meta>
</file>